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fo:font-weight="bold" officeooo:rsid="0007d0f2" officeooo:paragraph-rsid="0007d0f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bold" officeooo:rsid="0007d0f2" officeooo:paragraph-rsid="0007d0f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67db7" loext:opacity="100%" style:font-name="Ubuntu" fo:font-size="18pt" fo:font-weight="bold" officeooo:rsid="0007d0f2" officeooo:paragraph-rsid="0007d0f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color="#167db7" loext:opacity="100%" style:font-name="Ubuntu" fo:font-size="18pt" fo:font-weight="bold" officeooo:rsid="00089ce0" officeooo:paragraph-rsid="00089ce0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style:text-blinking="false" style:font-size-asian="14pt" style:font-size-complex="14pt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 loext:padding="0cm" loext:border="none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0089ce0" style:text-blinking="false" style:font-size-asian="14pt" style:font-weight-asian="normal" style:font-size-complex="14pt" style:font-weight-complex="normal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style:text-blinking="false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AT 113</text:p>
      <text:p text:style-name="P2"/>
      <text:p text:style-name="P2"/>
      <text:p text:style-name="P3"><text:span text:style-name="T1">ADSALSA PUBLICIDAD</text:span></text:p>
      <text:p text:style-name="P2"><text:span text:style-name="T2"/></text:p>
      <text:p text:style-name="P2"><text:span text:style-name="T2"><text:tab/>LLOC DE TREBALL: <text:s/></text:span><text:span text:style-name="T3">Programador WEB</text:span></text:p>
      <text:p text:style-name="P2"><text:span text:style-name="T3"><text:tab/></text:span></text:p>
      <text:p text:style-name="P2"><text:span text:style-name="T3"><text:tab/></text:span><text:span text:style-name="T2">REQUISITS:</text:span><text:span text:style-name="T3"> Ingenieria Técnica, 2 anys d’experiencia</text:span></text:p>
      <text:p text:style-name="P2"><text:span text:style-name="T3"/></text:p>
      <text:p text:style-name="P2"><text:span text:style-name="T3"><text:tab/></text:span><text:span text:style-name="T2">FRAMEWORKS:</text:span><text:span text:style-name="T3"> Symfony</text:span></text:p>
      <text:p text:style-name="P2"><text:span text:style-name="T3"/></text:p>
      <text:p text:style-name="P2"><text:span text:style-name="T3"><text:tab/></text:span><text:span text:style-name="T2">SALARI:</text:span><text:span text:style-name="T3"> No disponible</text:span></text:p>
      <text:p text:style-name="P2"><text:span text:style-name="T3"/></text:p>
      <text:p text:style-name="P2"><text:span text:style-name="T2"><text:tab/>ENLLAÇ: <text:s/></text:span><text:a xlink:type="simple" xlink:href="https://www.infojobs.net/alcoy-alcoi/programador-web/of-i737c5e64c9400190dc875ca1eff259?applicationOrigin=search-new&amp;page=1&amp;sortBy=RELEVANCE" text:style-name="Internet_20_link" text:visited-style-name="Visited_20_Internet_20_Link"><text:span text:style-name="T3">https://www.infojobs.net/alcoy-alcoi/programador-web/of-i737c5e64c9400190dc875ca1eff259?applicationOrigin=search-new&amp;page=1&amp;sortBy=RELEVANC</text:span></text:a><text:a xlink:type="simple" xlink:href="https://www.infojobs.net/alcoy-alcoi/programador-web/of-i737c5e64c9400190dc875ca1eff259?applicationOrigin=search-new&amp;page=1&amp;sortBy=RELEVANCE" text:style-name="Internet_20_link" text:visited-style-name="Visited_20_Internet_20_Link"><text:span text:style-name="T4">E</text:span></text:a></text:p>
      <text:p text:style-name="P2"><text:span text:style-name="T3"/></text:p>
      <text:p text:style-name="P2"><text:span text:style-name="T3"/></text:p>
      <text:p text:style-name="P3"><text:span text:style-name="T1">ZATACA SYSTEMS SL</text:span></text:p>
      <text:p text:style-name="P2"><text:span text:style-name="T2"/></text:p>
      <text:p text:style-name="P2"><text:span text:style-name="T2"><text:tab/>LLOC DE TREBALL: <text:s/></text:span><text:span text:style-name="T3">QA TESTER</text:span></text:p>
      <text:p text:style-name="P2"><text:span text:style-name="T3"><text:tab/></text:span></text:p>
      <text:p text:style-name="P2"><text:span text:style-name="T3"><text:tab/></text:span><text:span text:style-name="T2">REQUISITS:</text:span><text:span text:style-name="T3"> Ingenieria Informatica, 3 anys d’experiencia</text:span></text:p>
      <text:p text:style-name="P2"><text:span text:style-name="T3"/></text:p>
      <text:p text:style-name="P2"><text:span text:style-name="T3"><text:tab/></text:span><text:span text:style-name="T2">FRAMEWORKS:</text:span><text:span text:style-name="T3"> </text:span></text:p>
      <text:p text:style-name="P2"><text:span text:style-name="T3"/></text:p>
      <text:p text:style-name="P2"><text:span text:style-name="T3"><text:tab/></text:span><text:span text:style-name="T2">SALARI:</text:span><text:span text:style-name="T3"> No disponible</text:span></text:p>
      <text:p text:style-name="P2"><text:span text:style-name="T3"/></text:p>
      <text:p text:style-name="P2"><text:span text:style-name="T3"><text:tab/></text:span><text:span text:style-name="T2">ENLLAÇ:</text:span><text:span text:style-name="T3"> <text:s/></text:span><text:a xlink:type="simple" xlink:href="https://www.infojobs.net/elche-elx/qa-tester/of-i2ce842c61042ccbd55d1e301940303?applicationOrigin=search-new&amp;page=1&amp;sortBy=RELEVANCE" text:style-name="Internet_20_link" text:visited-style-name="Visited_20_Internet_20_Link">https://www.infojobs.net/elche-elx/qa-tester/of-i2ce842c61042ccbd55d1e301940303?applicationOrigin=search-new&amp;page=1&amp;sortBy=RELEVANCE</text:a></text:p>
      <text:p text:style-name="P2"><text:span text:style-name="T3"/></text:p>
      <text:p text:style-name="P2"><text:span text:style-name="T2"/></text:p>
      <text:p text:style-name="P4"><text:span text:style-name="T1">RESISTENCIAS INDUSTRIALES MAXIWATT</text:span></text:p>
      <text:p text:style-name="P2"><text:span text:style-name="T2"/></text:p>
      <text:p text:style-name="P2"><text:span text:style-name="T2"><text:tab/>LLOC DE TREBALL: <text:s/></text:span><text:span text:style-name="T3">PROGRAMADOR WEB</text:span></text:p>
      <text:p text:style-name="P2"><text:span text:style-name="T3"><text:tab/></text:span></text:p>
      <text:p text:style-name="P2"><text:span text:style-name="T3"><text:tab/></text:span><text:span text:style-name="T2">REQUISITS:</text:span><text:span text:style-name="T3"> Grau superior Informatica i Comunicacions, 2 anys <text:tab/>d’experiencia</text:span></text:p>
      <text:p text:style-name="P2"><text:span text:style-name="T3"/></text:p>
      <text:p text:style-name="P2"><text:span text:style-name="T3"><text:tab/></text:span><text:span text:style-name="T2">FRAMEWORKS:</text:span><text:span text:style-name="T3"> </text:span></text:p>
      <text:p text:style-name="P2"><text:span text:style-name="T3"/></text:p>
      <text:p text:style-name="P2"><text:span text:style-name="T3"><text:tab/></text:span><text:span text:style-name="T2">SALARI:</text:span><text:span text:style-name="T3"> No disponible</text:span></text:p>
      <text:p text:style-name="P2"><text:span text:style-name="T3"/></text:p>
      <text:p text:style-name="P2"><text:span text:style-name="T3"><text:tab/></text:span><text:span text:style-name="T2">ENLLAÇ: </text:span><text:span text:style-name="T3"><text:s/></text:span><text:a xlink:type="simple" xlink:href="https://www.infojobs.net/elche-elx/programador-web/of-i4b3aea14cb4d4d95186c2f8682627d?applicationOrigin=search-new&amp;page=1&amp;sortBy=RELEVANCE" text:style-name="Internet_20_link" text:visited-style-name="Visited_20_Internet_20_Link">https://www.infojobs.net/elche-elx/programador-web/of-i4b3aea14cb4d4d95186c2f8682627d?applicationOrigin=search-new&amp;page=1&amp;sortBy=RELEVANCE</text:a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2:16:11.175087594</meta:creation-date>
    <dc:date>2022-09-13T12:33:05.014585805</dc:date>
    <meta:editing-duration>PT1M53S</meta:editing-duration>
    <meta:editing-cycles>1</meta:editing-cycles>
    <meta:document-statistic meta:table-count="0" meta:image-count="0" meta:object-count="0" meta:page-count="2" meta:paragraph-count="22" meta:word-count="65" meta:character-count="917" meta:non-whitespace-character-count="844"/>
    <meta:generator>LibreOffice/7.3.3.2$Linux_X86_64 LibreOffice_project/30$Build-2</meta:generator>
  </office:meta>
</office:document-meta>
</file>